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173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eamlit_feedback_profiling" table:style-name="ta1">
        <table:shapes>
          <draw:frame draw:z-index="0" draw:style-name="gr1" draw:text-style-name="P1" svg:width="6.3in" svg:height="3.5453in" svg:x="9.5386in" svg:y="1.1921in">
            <draw:object draw:notify-on-update-of-ranges="streamlit_feedback_profiling.B1:streamlit_feedback_profiling.B1 streamlit_feedback_profiling.B2:streamlit_feedback_profiling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float" office:value="1738259079.09031" calcext:value-type="float">
            <text:p>1738259079.09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 to load translation</text:p>
          </table:table-cell>
          <table:table-cell office:value-type="float" office:value="0.00124359130859375" calcext:value-type="float">
            <text:p>0.00124359130859375</text:p>
          </table:table-cell>
          <table:table-cell office:value-type="float" office:value="1738259079.09155" calcext:value-type="float">
            <text:p>1738259079.09155</text:p>
          </table:table-cell>
          <table:table-cell table:formula="of:=1+[.D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aded translation</text:p>
          </table:table-cell>
          <table:table-cell office:value-type="float" office:value="0.321596384048462" calcext:value-type="float">
            <text:p>0.321596384048462</text:p>
          </table:table-cell>
          <table:table-cell office:value-type="float" office:value="1738259079.41315" calcext:value-type="float">
            <text:p>1738259079.41315</text:p>
          </table:table-cell>
          <table:table-cell table:formula="of:=1+[.D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aged session state</text:p>
          </table:table-cell>
          <table:table-cell office:value-type="float" office:value="0.000377416610717773" calcext:value-type="float">
            <text:p>0.000377416610717773</text:p>
          </table:table-cell>
          <table:table-cell office:value-type="float" office:value="1738259079.41353" calcext:value-type="float">
            <text:p>1738259079.41353</text:p>
          </table:table-cell>
          <table:table-cell table:formula="of:=1+[.D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ing unique_books</text:p>
          </table:table-cell>
          <table:table-cell office:value-type="float" office:value="0.00159406661987305" calcext:value-type="float">
            <text:p>0.00159406661987305</text:p>
          </table:table-cell>
          <table:table-cell office:value-type="float" office:value="1738259079.41512" calcext:value-type="float">
            <text:p>1738259079.41512</text:p>
          </table:table-cell>
          <table:table-cell table:formula="of:=1+[.D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nding all references</text:p>
          </table:table-cell>
          <table:table-cell office:value-type="float" office:value="0.000197649002075195" calcext:value-type="float">
            <text:p>0.000197649002075195</text:p>
          </table:table-cell>
          <table:table-cell office:value-type="float" office:value="1738259079.41532" calcext:value-type="float">
            <text:p>1738259079.41532</text:p>
          </table:table-cell>
          <table:table-cell table:formula="of:=1+[.D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pter tab: Starting browse tab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1738259079.41572" calcext:value-type="float">
            <text:p>1738259079.41572</text:p>
          </table:table-cell>
          <table:table-cell table:formula="of:=1+[.D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pter tab: got selected chapter</text:p>
          </table:table-cell>
          <table:table-cell office:value-type="float" office:value="0.0023798942565918" calcext:value-type="float">
            <text:p>0.0023798942565918</text:p>
          </table:table-cell>
          <table:table-cell office:value-type="float" office:value="1738259079.4181" calcext:value-type="float">
            <text:p>1738259079.4181</text:p>
          </table:table-cell>
          <table:table-cell table:formula="of:=1+[.D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pter tab: Found items in current chapter</text:p>
          </table:table-cell>
          <table:table-cell office:value-type="float" office:value="0.0350379943847656" calcext:value-type="float">
            <text:p>0.0350379943847656</text:p>
          </table:table-cell>
          <table:table-cell office:value-type="float" office:value="1738259079.45314" calcext:value-type="float">
            <text:p>1738259079.45314</text:p>
          </table:table-cell>
          <table:table-cell table:formula="of:=1+[.D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pter tab: Made prev next buttons in chapter</text:p>
          </table:table-cell>
          <table:table-cell office:value-type="float" office:value="0.0017092227935791" calcext:value-type="float">
            <text:p>0.0017092227935791</text:p>
          </table:table-cell>
          <table:table-cell office:value-type="float" office:value="1738259079.45485" calcext:value-type="float">
            <text:p>1738259079.45485</text:p>
          </table:table-cell>
          <table:table-cell table:formula="of:=1+[.D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pter tab: Added the switch button macros</text:p>
          </table:table-cell>
          <table:table-cell office:value-type="float" office:value="0.0102479457855225" calcext:value-type="float">
            <text:p>0.0102479457855225</text:p>
          </table:table-cell>
          <table:table-cell office:value-type="float" office:value="1738259079.4651" calcext:value-type="float">
            <text:p>1738259079.4651</text:p>
          </table:table-cell>
          <table:table-cell table:formula="of:=1+[.D1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erse tab: Starting browse tab</text:p>
          </table:table-cell>
          <table:table-cell office:value-type="float" office:value="0.000433921813964844" calcext:value-type="float">
            <text:p>0.000433921813964844</text:p>
          </table:table-cell>
          <table:table-cell office:value-type="float" office:value="1738259079.46553" calcext:value-type="float">
            <text:p>1738259079.46553</text:p>
          </table:table-cell>
          <table:table-cell table:formula="of:=1+[.D1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erse tab: Ran verse selectors</text:p>
          </table:table-cell>
          <table:table-cell office:value-type="float" office:value="0.00333023071289063" calcext:value-type="float">
            <text:p>0.00333023071289063</text:p>
          </table:table-cell>
          <table:table-cell office:value-type="float" office:value="1738259079.46886" calcext:value-type="float">
            <text:p>1738259079.46886</text:p>
          </table:table-cell>
          <table:table-cell table:formula="of:=1+[.D1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rse tab: Looked up active verse</text:p>
          </table:table-cell>
          <table:table-cell office:value-type="float" office:value="0.000556468963623047" calcext:value-type="float">
            <text:p>0.000556468963623047</text:p>
          </table:table-cell>
          <table:table-cell office:value-type="float" office:value="1738259079.46942" calcext:value-type="float">
            <text:p>1738259079.46942</text:p>
          </table:table-cell>
          <table:table-cell table:formula="of:=1+[.D14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rse tab: wrote verse header</text:p>
          </table:table-cell>
          <table:table-cell office:value-type="float" office:value="0.00115752220153809" calcext:value-type="float">
            <text:p>0.00115752220153809</text:p>
          </table:table-cell>
          <table:table-cell office:value-type="float" office:value="1738259079.47057" calcext:value-type="float">
            <text:p>1738259079.47057</text:p>
          </table:table-cell>
          <table:table-cell table:formula="of:=1+[.D1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rse tab: showed verse to be edited</text:p>
          </table:table-cell>
          <table:table-cell office:value-type="float" office:value="0.000966548919677734" calcext:value-type="float">
            <text:p>0.000966548919677734</text:p>
          </table:table-cell>
          <table:table-cell office:value-type="float" office:value="1738259079.47154" calcext:value-type="float">
            <text:p>1738259079.47154</text:p>
          </table:table-cell>
          <table:table-cell table:formula="of:=1+[.D1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rse tab: about to show suggested corrections</text:p>
          </table:table-cell>
          <table:table-cell office:value-type="float" office:value="0.000810623168945313" calcext:value-type="float">
            <text:p>0.000810623168945313</text:p>
          </table:table-cell>
          <table:table-cell office:value-type="float" office:value="1738259079.47235" calcext:value-type="float">
            <text:p>1738259079.47235</text:p>
          </table:table-cell>
          <table:table-cell table:formula="of:=1+[.D1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erse tab: showed suggested corrections</text:p>
          </table:table-cell>
          <table:table-cell office:value-type="float" office:value="0.00462555885314941" calcext:value-type="float">
            <text:p>0.00462555885314941</text:p>
          </table:table-cell>
          <table:table-cell office:value-type="float" office:value="1738259079.47698" calcext:value-type="float">
            <text:p>1738259079.47698</text:p>
          </table:table-cell>
          <table:table-cell table:formula="of:=1+[.D1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rse tab: wrote next and previous buttons</text:p>
          </table:table-cell>
          <table:table-cell office:value-type="float" office:value="0.00157880783081055" calcext:value-type="float">
            <text:p>0.00157880783081055</text:p>
          </table:table-cell>
          <table:table-cell office:value-type="float" office:value="1738259079.47856" calcext:value-type="float">
            <text:p>1738259079.47856</text:p>
          </table:table-cell>
          <table:table-cell table:formula="of:=1+[.D19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erse tab: history tab: started</text:p>
          </table:table-cell>
          <table:table-cell office:value-type="float" office:value="0.00136184692382813" calcext:value-type="float">
            <text:p>0.00136184692382813</text:p>
          </table:table-cell>
          <table:table-cell office:value-type="float" office:value="1738259079.47992" calcext:value-type="float">
            <text:p>1738259079.47992</text:p>
          </table:table-cell>
          <table:table-cell table:formula="of:=1+[.D20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rse tab: history tab: showed history</text:p>
          </table:table-cell>
          <table:table-cell office:value-type="float" office:value="0.000937938690185547" calcext:value-type="float">
            <text:p>0.000937938690185547</text:p>
          </table:table-cell>
          <table:table-cell office:value-type="float" office:value="1738259079.48086" calcext:value-type="float">
            <text:p>1738259079.48086</text:p>
          </table:table-cell>
          <table:table-cell table:formula="of:=1+[.D21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erse tab: comments tab: started</text:p>
          </table:table-cell>
          <table:table-cell office:value-type="float" office:value="0.000704288482666016" calcext:value-type="float">
            <text:p>0.000704288482666016</text:p>
          </table:table-cell>
          <table:table-cell office:value-type="float" office:value="1738259079.48156" calcext:value-type="float">
            <text:p>1738259079.48156</text:p>
          </table:table-cell>
          <table:table-cell table:formula="of:=1+[.D22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erse tab: comments tab: showed comments</text:p>
          </table:table-cell>
          <table:table-cell office:value-type="float" office:value="0.00120878219604492" calcext:value-type="float">
            <text:p>0.00120878219604492</text:p>
          </table:table-cell>
          <table:table-cell office:value-type="float" office:value="1738259079.48277" calcext:value-type="float">
            <text:p>1738259079.48277</text:p>
          </table:table-cell>
          <table:table-cell table:formula="of:=1+[.D2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erse tab: comments tab: wrote add comment button</text:p>
          </table:table-cell>
          <table:table-cell office:value-type="float" office:value="0.000774860382080078" calcext:value-type="float">
            <text:p>0.000774860382080078</text:p>
          </table:table-cell>
          <table:table-cell office:value-type="float" office:value="1738259079.48354" calcext:value-type="float">
            <text:p>1738259079.48354</text:p>
          </table:table-cell>
          <table:table-cell table:formula="of:=1+[.D24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erse tab: sorted by grade tab: started</text:p>
          </table:table-cell>
          <table:table-cell office:value-type="float" office:value="0.000330209732055664" calcext:value-type="float">
            <text:p>0.000330209732055664</text:p>
          </table:table-cell>
          <table:table-cell office:value-type="float" office:value="1738259079.48387" calcext:value-type="float">
            <text:p>1738259079.48387</text:p>
          </table:table-cell>
          <table:table-cell table:formula="of:=1+[.D25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erse tab: sorted by grade tab: sorted by grade</text:p>
          </table:table-cell>
          <table:table-cell office:value-type="float" office:value="0.00744175910949707" calcext:value-type="float">
            <text:p>0.00744175910949707</text:p>
          </table:table-cell>
          <table:table-cell office:value-type="float" office:value="1738259079.49132" calcext:value-type="float">
            <text:p>1738259079.49132</text:p>
          </table:table-cell>
          <table:table-cell table:formula="of:=1+[.D26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erse tab: sorted by grade tab: showed chart</text:p>
          </table:table-cell>
          <table:table-cell office:value-type="float" office:value="0.0776262283325195" calcext:value-type="float">
            <text:p>0.0776262283325195</text:p>
          </table:table-cell>
          <table:table-cell office:value-type="float" office:value="1738259079.56894" calcext:value-type="float">
            <text:p>1738259079.56894</text:p>
          </table:table-cell>
          <table:table-cell table:formula="of:=1+[.D27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erse tab: sorted by grade tab: slider</text:p>
          </table:table-cell>
          <table:table-cell office:value-type="float" office:value="0.000932455062866211" calcext:value-type="float">
            <text:p>0.000932455062866211</text:p>
          </table:table-cell>
          <table:table-cell office:value-type="float" office:value="1738259079.56987" calcext:value-type="float">
            <text:p>1738259079.56987</text:p>
          </table:table-cell>
          <table:table-cell table:formula="of:=1+[.D28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erse tab: sorted by grade tab: showed verses</text:p>
          </table:table-cell>
          <table:table-cell office:value-type="float" office:value="0.0251443386077881" calcext:value-type="float">
            <text:p>0.0251443386077881</text:p>
          </table:table-cell>
          <table:table-cell office:value-type="float" office:value="1738259079.59502" calcext:value-type="float">
            <text:p>1738259079.59502</text:p>
          </table:table-cell>
          <table:table-cell table:formula="of:=1+[.D29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erse tab: sorted by grade tab: add_button_tab_switch</text:p>
          </table:table-cell>
          <table:table-cell office:value-type="float" office:value="0.00422263145446777" calcext:value-type="float">
            <text:p>0.00422263145446777</text:p>
          </table:table-cell>
          <table:table-cell office:value-type="float" office:value="1738259079.59924" calcext:value-type="float">
            <text:p>1738259079.59924</text:p>
          </table:table-cell>
          <table:table-cell table:formula="of:=1+[.D3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d comments tab: started</text:p>
          </table:table-cell>
          <table:table-cell office:value-type="float" office:value="0.000256538391113281" calcext:value-type="float">
            <text:p>0.000256538391113281</text:p>
          </table:table-cell>
          <table:table-cell office:value-type="float" office:value="1738259079.5995" calcext:value-type="float">
            <text:p>1738259079.5995</text:p>
          </table:table-cell>
          <table:table-cell table:formula="of:=1+[.D31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dd comments tab: wrote long text</text:p>
          </table:table-cell>
          <table:table-cell office:value-type="float" office:value="0.00643086433410645" calcext:value-type="float">
            <text:p>0.00643086433410645</text:p>
          </table:table-cell>
          <table:table-cell office:value-type="float" office:value="1738259079.60593" calcext:value-type="float">
            <text:p>1738259079.60593</text:p>
          </table:table-cell>
          <table:table-cell table:formula="of:=1+[.D32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dd comments tab: selected scope</text:p>
          </table:table-cell>
          <table:table-cell office:value-type="float" office:value="0.00177431106567383" calcext:value-type="float">
            <text:p>0.00177431106567383</text:p>
          </table:table-cell>
          <table:table-cell office:value-type="float" office:value="1738259079.6077" calcext:value-type="float">
            <text:p>1738259079.6077</text:p>
          </table:table-cell>
          <table:table-cell table:formula="of:=1+[.D33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d comments tab: wrote selection</text:p>
          </table:table-cell>
          <table:table-cell office:value-type="float" office:value="0.00187826156616211" calcext:value-type="float">
            <text:p>0.00187826156616211</text:p>
          </table:table-cell>
          <table:table-cell office:value-type="float" office:value="1738259079.60958" calcext:value-type="float">
            <text:p>1738259079.60958</text:p>
          </table:table-cell>
          <table:table-cell table:formula="of:=1+[.D34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d comments tab: made add comment</text:p>
          </table:table-cell>
          <table:table-cell office:value-type="float" office:value="0.00286602973937988" calcext:value-type="float">
            <text:p>0.00286602973937988</text:p>
          </table:table-cell>
          <table:table-cell office:value-type="float" office:value="1738259079.61245" calcext:value-type="float">
            <text:p>1738259079.61245</text:p>
          </table:table-cell>
          <table:table-cell table:formula="of:=1+[.D35]"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0T12:51:43.014583187</dc:date>
    <meta:editing-duration>PT6M48S</meta:editing-duration>
    <meta:editing-cycles>1</meta:editing-cycles>
    <meta:document-statistic meta:table-count="1" meta:cell-count="143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legend chart:legend-position="end" svg:x="13.351cm" svg:y="4.201cm" style:legend-expansion="high" chart:style-name="ch2"/>
        <chart:plot-area chart:style-name="ch3" table:cell-range-address="streamlit_feedback_profiling.B1:streamlit_feedback_profiling.B36" chart:data-source-has-labels="row" svg:x="0.32cm" svg:y="0.18cm" svg:width="12.711cm" svg:height="8.646cm">
          <chart:coordinate-region svg:x="1.25cm" svg:y="0.382cm" svg:width="11.639cm" svg:height="7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reamlit_feedback_profiling.B2:streamlit_feedback_profiling.B36" chart:label-cell-address="streamlit_feedback_profiling.B1:streamlit_feedback_profiling.B1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streamlit_feedback_profiling.B1:streamlit_feedback_profilin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reamlit_feedback_profiling.B2:streamlit_feedback_profiling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24359130859375">
                <text:p>0.00124359130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1596384048462">
                <text:p>0.32159638404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77416610717773">
                <text:p>0.000377416610717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59406661987305">
                <text:p>0.00159406661987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97649002075195">
                <text:p>0.000197649002075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0435791015625">
                <text:p>0.000404357910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3798942565918">
                <text:p>0.0023798942565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0379943847656">
                <text:p>0.0350379943847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7092227935791">
                <text:p>0.00170922279357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2479457855225">
                <text:p>0.0102479457855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33921813964844">
                <text:p>0.000433921813964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33023071289063">
                <text:p>0.00333023071289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56468963623047">
                <text:p>0.000556468963623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5752220153809">
                <text:p>0.00115752220153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966548919677734">
                <text:p>0.000966548919677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810623168945313">
                <text:p>0.000810623168945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62555885314941">
                <text:p>0.00462555885314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57880783081055">
                <text:p>0.00157880783081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6184692382813">
                <text:p>0.00136184692382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7938690185547">
                <text:p>0.000937938690185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04288482666016">
                <text:p>0.000704288482666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20878219604492">
                <text:p>0.00120878219604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74860382080078">
                <text:p>0.000774860382080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30209732055664">
                <text:p>0.000330209732055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44175910949707">
                <text:p>0.00744175910949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76262283325195">
                <text:p>0.0776262283325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32455062866211">
                <text:p>0.000932455062866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1443386077881">
                <text:p>0.0251443386077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22263145446777">
                <text:p>0.00422263145446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6538391113281">
                <text:p>0.000256538391113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43086433410645">
                <text:p>0.00643086433410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77431106567383">
                <text:p>0.00177431106567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7826156616211">
                <text:p>0.00187826156616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86602973937988">
                <text:p>0.00286602973937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